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5" style:family="paragraph" style:parent-style-name="Title" style:master-page-name="Standard"/>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itle>Testing Daniel's wacky directory names</text:title></text:p>
      <text:p text:style-name="p"/>
      <text:p text:style-name="p"/>
      <text:p text:style-name="p">the hyphen <text:s/><text:a xlink:type="simple" xlink:href="http://localhost:8000/rep.test-content/testing/2.0_beta_20080822/packages/test-2008/toc.htm">http://localhost:8000/rep.test-content/testing/2.0_beta_20080822/packages/test-2008/toc.htm</text:a></text:p>
      <text:p text:style-name="p">the hyphen and spaces</text:p>
      <text:p text:style-name="p"><text:a xlink:type="simple" xlink:href="http://localhost:8000/rep.test-content/testing/2.0_beta_20080822/packages/test - 2008/toc.htm">http://localhost:8000/rep.test-content/testing/2.0_beta_20080822/packages/test%20-%202008/toc.ht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style:default-page-layout>
      <style:page-layout-properties style:writing-mode="lr-tb" style:layout-grid-square-mode="false"/>
    </style:default-page-layout>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Testing Daniel's wacky directory names</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Testing Daniel's wacky directory names</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Testing Daniel's wacky directory names</dc:title>
    <meta:initial-creator>Daniel de Byl</meta:initial-creator>
    <meta:creation-date>2007-02-05T13:22:46</meta:creation-date>
    <dc:date>2008-09-01T13:19:19</dc:date>
    <dc:language>en-US</dc:language>
    <meta:editing-cycles>4</meta:editing-cycles>
    <meta:editing-duration>PT4M41S</meta:editing-duration>
    <meta:template xlink:type="simple" xlink:actuate="onRequest" xlink:href="../../../templates/ice-template.ott" xlink:title="ice-template" meta:date="2007-02-05T13:22:46"/>
    <meta:user-defined meta:name="Info 1"/>
    <meta:user-defined meta:name="Info 2"/>
    <meta:user-defined meta:name="Info 3"/>
    <meta:user-defined meta:name="Info 4"/>
    <meta:document-statistic meta:table-count="48" meta:image-count="0" meta:object-count="0" meta:page-count="1" meta:paragraph-count="56" meta:word-count="33" meta:character-count="354"/>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